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1pt" fo:language="sv" fo:country="SE" style:font-size-asian="11pt" style:font-size-complex="11pt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fo:font-size="11pt" fo:language="sv" fo:country="SE" style:font-size-asian="11pt" style:font-size-complex="11pt"/>
    </style:style>
    <style:style style:name="P3" style:family="paragraph" style:parent-style-name="Text_20_body" style:list-style-name="L1">
      <style:paragraph-properties fo:margin-top="0in" fo:margin-bottom="0in" style:contextual-spacing="false"/>
      <style:text-properties fo:font-size="11pt" fo:language="sv" fo:country="SE" officeooo:paragraph-rsid="0008d33a" style:font-size-asian="11pt" style:font-size-complex="11pt"/>
    </style:style>
    <style:style style:name="P4" style:family="paragraph" style:parent-style-name="Text_20_body" style:list-style-name="L2">
      <style:paragraph-properties fo:margin-top="0in" fo:margin-bottom="0in" style:contextual-spacing="false"/>
      <style:text-properties fo:font-size="11pt" fo:language="sv" fo:country="SE" officeooo:paragraph-rsid="000d2fff" style:font-size-asian="11pt" style:font-size-complex="11pt"/>
    </style:style>
    <style:style style:name="P5" style:family="paragraph" style:parent-style-name="Text_20_body">
      <style:paragraph-properties fo:margin-top="0in" fo:margin-bottom="0in" style:contextual-spacing="false" style:writing-mode="lr-tb"/>
      <style:text-properties fo:font-size="11pt" fo:language="sv" fo:country="SE" style:font-size-asian="11pt" style:font-size-complex="11pt"/>
    </style:style>
    <style:style style:name="P6" style:family="paragraph" style:parent-style-name="Text_20_body">
      <style:paragraph-properties fo:margin-top="0in" fo:margin-bottom="0in" style:contextual-spacing="false" fo:text-align="end" style:justify-single-word="false" style:writing-mode="lr-tb"/>
      <style:text-properties fo:font-size="11pt" fo:language="sv" fo:country="SE" officeooo:rsid="0008d33a" officeooo:paragraph-rsid="0008d33a" style:font-size-asian="11pt" style:font-size-complex="11pt"/>
    </style:style>
    <style:style style:name="P7" style:family="paragraph" style:parent-style-name="Text_20_body">
      <style:paragraph-properties fo:margin-top="0in" fo:margin-bottom="0in" style:contextual-spacing="false" style:writing-mode="lr-tb"/>
      <style:text-properties fo:font-size="11pt" fo:language="sv" fo:country="SE" officeooo:rsid="0008d33a" officeooo:paragraph-rsid="0008d33a" style:font-size-asian="11pt" style:font-size-complex="11pt"/>
    </style:style>
    <style:style style:name="P8" style:family="paragraph" style:parent-style-name="Heading_20_1">
      <style:text-properties fo:font-size="24pt" fo:language="sv" fo:country="SE" style:font-size-asian="24pt" style:font-size-complex="24pt"/>
    </style:style>
    <style:style style:name="P9" style:family="paragraph">
      <style:paragraph-properties fo:text-align="start"/>
      <style:text-properties style:text-line-through-style="none" style:text-line-through-type="none" fo:font-family="'Liberation Mono'" style:font-family-generic="modern" style:font-pitch="fixed" fo:font-size="10pt" fo:font-style="normal" style:text-underline-style="none"/>
    </style:style>
    <style:style style:name="P10" style:family="paragraph">
      <style:paragraph-properties fo:text-align="start"/>
    </style:style>
    <style:style style:name="T1" style:family="text">
      <style:text-properties officeooo:rsid="0008d33a"/>
    </style:style>
    <style:style style:name="T2" style:family="text">
      <style:text-properties officeooo:rsid="000a9d65"/>
    </style:style>
    <style:style style:name="T3" style:family="text">
      <style:text-properties fo:language="sv" fo:country="SE"/>
    </style:style>
    <style:style style:name="T4" style:family="text">
      <style:text-properties officeooo:rsid="000d2fff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_self" xlink:href="https://docs.google.com/forms/d/1QXxDBOOdF113H2Thv6VdtHD11aFONBkRacS2xzGlbqM/formResponse" xlink:type="simple">
          <form:properties>
            <form:property form:property-name="PropertyChangeNotificationEnabled" office:value-type="boolean" office:boolean-value="true"/>
          </form:properties>
          <form:text form:name="entry.1018096109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ntry.798109487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ntry.155549200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ntry.1641058556" form:control-implementation="ooo:com.sun.star.form.component.RadioButton" xml:id="control4" form:id="control4" form:value="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641058556" form:control-implementation="ooo:com.sun.star.form.component.RadioButton" xml:id="control5" form:id="control5" form:value="W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641058556" form:control-implementation="ooo:com.sun.star.form.component.RadioButton" xml:id="control6" form:id="control6" form:value="__other_option__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entry.1641058556.other_option_response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ntry.126075206" form:control-implementation="ooo:com.sun.star.form.component.RadioButton" xml:id="control8" form:id="control8" form:value="J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26075206" form:control-implementation="ooo:com.sun.star.form.component.RadioButton" xml:id="control9" form:id="control9" form:value="Nej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14914054" form:control-implementation="ooo:com.sun.star.form.component.RadioButton" xml:id="control10" form:id="control10" form:value="Windows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14914054" form:control-implementation="ooo:com.sun.star.form.component.RadioButton" xml:id="control11" form:id="control11" form:value="OS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14914054" form:control-implementation="ooo:com.sun.star.form.component.RadioButton" xml:id="control12" form:id="control12" form:value="Linu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14914054" form:control-implementation="ooo:com.sun.star.form.component.RadioButton" xml:id="control13" form:id="control13" form:value="Vet ej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48963983" form:control-implementation="ooo:com.sun.star.form.component.RadioButton" xml:id="control14" form:id="control14" form:value="J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48963983" form:control-implementation="ooo:com.sun.star.form.component.RadioButton" xml:id="control15" form:id="control15" form:value="Nej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357947594" form:control-implementation="ooo:com.sun.star.form.component.RadioButton" xml:id="control16" form:id="control16" form:value="mindre än 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357947594" form:control-implementation="ooo:com.sun.star.form.component.RadioButton" xml:id="control17" form:id="control17" form:value="5–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357947594" form:control-implementation="ooo:com.sun.star.form.component.RadioButton" xml:id="control18" form:id="control18" form:value="mer än 2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404047378" form:control-implementation="ooo:com.sun.star.form.component.RadioButton" xml:id="control19" form:id="control19" form:value="mindre än 50 ra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404047378" form:control-implementation="ooo:com.sun.star.form.component.RadioButton" xml:id="control20" form:id="control20" form:value="50–500 ra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1404047378" form:control-implementation="ooo:com.sun.star.form.component.RadioButton" xml:id="control21" form:id="control21" form:value="mer än 500 rad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checkbox form:name="entry.1169418132" form:control-implementation="ooo:com.sun.star.form.component.CheckBox" xml:id="control22" form:id="control22" form:value="variabler, if-satser och logiska uttryck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ntry.1169418132" form:control-implementation="ooo:com.sun.star.form.component.CheckBox" xml:id="control23" form:id="control23" form:value="while-satser och algoritmer med loopa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ntry.1169418132" form:control-implementation="ooo:com.sun.star.form.component.CheckBox" xml:id="control24" form:id="control24" form:value="vektorer, listor och andra datastruktur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ntry.1169418132" form:control-implementation="ooo:com.sun.star.form.component.CheckBox" xml:id="control25" form:id="control25" form:value="klasser, konstruktorer och objektreferens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entry.1169418132" form:control-implementation="ooo:com.sun.star.form.component.CheckBox" xml:id="control26" form:id="control26" form:value="att dela upp problem i delproblem; att skapa och använda abstraktioner, tex funktion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radio form:name="entry.2070501335" form:control-implementation="ooo:com.sun.star.form.component.RadioButton" xml:id="control27" form:id="control27" form:value="Java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28" form:id="control28" form:value="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29" form:id="control29" form:value="C++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0" form:id="control30" form:value="C#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1" form:id="control31" form:value="Pyth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2" form:id="control32" form:value="Objective-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3" form:id="control33" form:value="PHP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4" form:id="control34" form:value="Visual Basic .NE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5" form:id="control35" form:value="JavaScrip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radio form:name="entry.2070501335" form:control-implementation="ooo:com.sun.star.form.component.RadioButton" xml:id="control36" form:id="control36" form:value="__other_option__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  <form:text form:name="entry.2070501335.other_option_response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radio form:name="entry.2070501335" form:control-implementation="ooo:com.sun.star.form.component.RadioButton" xml:id="control38" form:id="control38" form:value="JavaScrip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örkunskapsenkät<text:span text:style-name="T2"> EDAA45</text:span></text:h>
      <text:p text:style-name="P7"/>
      <text:p text:style-name="P5">Enkät om förkunskaper i programmeringsteknik. Ditt svar används av kursansvarig för kompetensblandad samarbetsgruppindelning och presenteras endast i anonymiserade sammanställningar.</text:p>
      <text:p text:style-name="P1">*<text:span text:style-name="T1">Obligatorisk</text:span></text:p>
      <text:section text:style-name="Sect1" text:name="Section1">
        <text:list xml:id="list6444089495264733047" text:style-name="L1">
          <text:list-header>
            <text:p text:style-name="P2">Vad heter du? *</text:p>
            <text:p text:style-name="P2">Ange ditt namn på formen: <text:span text:style-name="T1"><text:line-break/></text:span>Förnamn Efternamn</text:p>
            <text:p text:style-name="P2"><text:bookmark text:name="entry_1018096109"/><draw:control text:anchor-type="as-char" draw:z-index="0" draw:style-name="gr1" draw:text-style-name="P9" svg:width="2.6677in" svg:height="0.2713in" draw:control="control1"/> </text:p>
            <text:p text:style-name="P2">Vilket är din StiL-ID? *</text:p>
            <text:p text:style-name="P2">Ange svaret på formen: dat15xxx</text:p>
            <text:p text:style-name="P2"><text:bookmark text:name="entry_798109487"/><draw:control text:anchor-type="as-char" draw:z-index="1" draw:style-name="gr1" draw:text-style-name="P9" svg:width="1.5421in" svg:height="0.2713in" draw:control="control2"/> </text:p>
            <text:p text:style-name="P2">Vilken är din emailadress? *</text:p>
            <text:p text:style-name="P2">Ange den emailadress som du läser oftast. Ange svaret på formen: xxx@yyy.zz</text:p>
            <text:p text:style-name="P2"><text:bookmark text:name="entry_1555492001"/><draw:control text:anchor-type="as-char" draw:z-index="2" draw:style-name="gr1" draw:text-style-name="P9" svg:width="2.6925in" svg:height="0.2713in" draw:control="control3"/> </text:p>
            <text:p text:style-name="P2">Vilket program går du? *</text:p>
            <text:list>
              <text:list-item>
                <text:p text:style-name="P2"><text:bookmark text:name="group_1641058556_1"/><draw:control text:anchor-type="as-char" draw:z-index="3" draw:style-name="gr1" draw:text-style-name="P10" svg:width="0.1358in" svg:height="0.1358in" draw:control="control4"/> D </text:p>
              </text:list-item>
              <text:list-item>
                <text:p text:style-name="P2"><text:bookmark text:name="group_1641058556_2"/><draw:control text:anchor-type="as-char" draw:z-index="4" draw:style-name="gr1" draw:text-style-name="P10" svg:width="0.1358in" svg:height="0.1358in" draw:control="control5"/> W </text:p>
              </text:list-item>
              <text:list-item>
                <text:p text:style-name="P2"><text:bookmark text:name="group_1641058556_3"/><draw:control text:anchor-type="as-char" draw:z-index="5" draw:style-name="gr1" draw:text-style-name="P10" svg:width="0.1358in" svg:height="0.1358in" draw:control="control6"/> Other: <text:bookmark text:name="entry_1641058556_other_option_response"/><draw:control text:anchor-type="as-char" draw:z-index="6" draw:style-name="gr1" draw:text-style-name="P9" svg:width="1.5421in" svg:height="0.2713in" draw:control="control7"/> </text:p>
              </text:list-item>
            </text:list>
            <text:p text:style-name="P2">Har du en egen bärbar dator som du gärna tar med till undervisningen? *</text:p>
            <text:list text:continue-numbering="true">
              <text:list-item>
                <text:p text:style-name="P2"><text:bookmark text:name="group_126075206_1"/><draw:control text:anchor-type="as-char" draw:z-index="7" draw:style-name="gr1" draw:text-style-name="P10" svg:width="0.1358in" svg:height="0.1358in" draw:control="control8"/> Ja </text:p>
              </text:list-item>
              <text:list-item>
                <text:p text:style-name="P2"><text:bookmark text:name="group_126075206_2"/><draw:control text:anchor-type="as-char" draw:z-index="8" draw:style-name="gr1" draw:text-style-name="P10" svg:width="0.1358in" svg:height="0.1358in" draw:control="control9"/> Nej </text:p>
              </text:list-item>
            </text:list>
            <text:p text:style-name="P2">Vilket av dessa operativsystem kör du helst när du ska programmera? *</text:p>
            <text:list text:continue-numbering="true">
              <text:list-item>
                <text:p text:style-name="P2"><text:bookmark text:name="group_2014914054_1"/><draw:control text:anchor-type="as-char" draw:z-index="9" draw:style-name="gr1" draw:text-style-name="P10" svg:width="0.1358in" svg:height="0.1358in" draw:control="control10"/> Windows </text:p>
              </text:list-item>
              <text:list-item>
                <text:p text:style-name="P2"><text:bookmark text:name="group_2014914054_2"/><draw:control text:anchor-type="as-char" draw:z-index="10" draw:style-name="gr1" draw:text-style-name="P10" svg:width="0.1358in" svg:height="0.1358in" draw:control="control11"/> OSX </text:p>
              </text:list-item>
              <text:list-item>
                <text:p text:style-name="P2"><text:bookmark text:name="group_2014914054_3"/><draw:control text:anchor-type="as-char" draw:z-index="11" draw:style-name="gr1" draw:text-style-name="P10" svg:width="0.1358in" svg:height="0.1358in" draw:control="control12"/> Linux </text:p>
              </text:list-item>
              <text:list-item>
                <text:p text:style-name="P2"><text:bookmark text:name="group_2014914054_4"/><draw:control text:anchor-type="as-char" draw:z-index="12" draw:style-name="gr1" draw:text-style-name="P10" svg:width="0.1358in" svg:height="0.1358in" draw:control="control13"/> Vet ej </text:p>
              </text:list-item>
            </text:list>
            <text:p text:style-name="P2">Har du programmerat innan du kom till LTH? *</text:p>
            <text:p text:style-name="P2">Om "Nej" kan du hoppa över resten av frågorna och trycka på inlämningsknappen</text:p>
            <text:list text:continue-numbering="true">
              <text:list-item>
                <text:p text:style-name="P2"><text:bookmark text:name="group_48963983_1"/><draw:control text:anchor-type="as-char" draw:z-index="13" draw:style-name="gr1" draw:text-style-name="P10" svg:width="0.1358in" svg:height="0.1358in" draw:control="control14"/> Ja </text:p>
              </text:list-item>
              <text:list-item>
                <text:p text:style-name="P2"><text:bookmark text:name="group_48963983_2"/><draw:control text:anchor-type="as-char" draw:z-index="14" draw:style-name="gr1" draw:text-style-name="P10" svg:width="0.1358in" svg:height="0.1358in" draw:control="control15"/> Nej </text:p>
              </text:list-item>
            </text:list>
            <text:p text:style-name="P3"><text:span text:style-name="T1"><text:line-break/><text:line-break/><text:line-break/></text:span>Hur många program har du skrivit? </text:p>
            <text:p text:style-name="P2">Totala antalet, inklusive alla små övningsuppgifter</text:p>
            <text:list text:continue-numbering="true">
              <text:list-item>
                <text:p text:style-name="P2"><text:bookmark text:name="group_1357947594_1"/><draw:control text:anchor-type="as-char" draw:z-index="15" draw:style-name="gr1" draw:text-style-name="P10" svg:width="0.1358in" svg:height="0.1358in" draw:control="control16"/> mindre än 5 </text:p>
              </text:list-item>
              <text:list-item>
                <text:p text:style-name="P2"><text:bookmark text:name="group_1357947594_2"/><draw:control text:anchor-type="as-char" draw:z-index="16" draw:style-name="gr1" draw:text-style-name="P10" svg:width="0.1358in" svg:height="0.1358in" draw:control="control17"/> 5–20 </text:p>
              </text:list-item>
              <text:list-item>
                <text:p text:style-name="P2"><text:bookmark text:name="group_1357947594_3"/><draw:control text:anchor-type="as-char" draw:z-index="17" draw:style-name="gr1" draw:text-style-name="P10" svg:width="0.1358in" svg:height="0.1358in" draw:control="control18"/> mer än 20 </text:p>
              </text:list-item>
            </text:list>
            <text:p text:style-name="P2">Hur stort var det största program du har skrivit? </text:p>
            <text:list text:continue-numbering="true">
              <text:list-item>
                <text:p text:style-name="P2"><text:bookmark text:name="group_1404047378_1"/><draw:control text:anchor-type="as-char" draw:z-index="18" draw:style-name="gr1" draw:text-style-name="P10" svg:width="0.1358in" svg:height="0.1358in" draw:control="control19"/> mindre än 50 rader </text:p>
              </text:list-item>
              <text:list-item>
                <text:p text:style-name="P2"><text:bookmark text:name="group_1404047378_2"/><draw:control text:anchor-type="as-char" draw:z-index="19" draw:style-name="gr1" draw:text-style-name="P10" svg:width="0.1358in" svg:height="0.1358in" draw:control="control20"/> 50–500 rader </text:p>
              </text:list-item>
              <text:list-item>
                <text:p text:style-name="P2"><text:bookmark text:name="group_1404047378_3"/><draw:control text:anchor-type="as-char" draw:z-index="20" draw:style-name="gr1" draw:text-style-name="P10" svg:width="0.1358in" svg:height="0.1358in" draw:control="control21"/> mer än 500 rader </text:p>
              </text:list-item>
            </text:list>
            <text:p text:style-name="P2">Vilka av dessa koncept känner du att du behärskar väl? </text:p>
            <text:list text:continue-numbering="true">
              <text:list-item>
                <text:p text:style-name="P2"><text:bookmark text:name="group_1169418132_1"/><draw:control text:anchor-type="as-char" draw:z-index="21" draw:style-name="gr1" draw:text-style-name="P10" svg:width="0.1358in" svg:height="0.1358in" draw:control="control22"/> variabler, if-satser och logiska uttryck </text:p>
              </text:list-item>
              <text:list-item>
                <text:p text:style-name="P2"><text:bookmark text:name="group_1169418132_2"/><draw:control text:anchor-type="as-char" draw:z-index="22" draw:style-name="gr1" draw:text-style-name="P10" svg:width="0.1358in" svg:height="0.1358in" draw:control="control23"/> while-satser och algoritmer med loopar </text:p>
              </text:list-item>
              <text:list-item>
                <text:p text:style-name="P2"><text:bookmark text:name="group_1169418132_3"/><draw:control text:anchor-type="as-char" draw:z-index="23" draw:style-name="gr1" draw:text-style-name="P10" svg:width="0.1358in" svg:height="0.1358in" draw:control="control24"/> vektorer, listor och andra datastrukturer </text:p>
              </text:list-item>
              <text:list-item>
                <text:p text:style-name="P2"><text:bookmark text:name="group_1169418132_4"/><draw:control text:anchor-type="as-char" draw:z-index="24" draw:style-name="gr1" draw:text-style-name="P10" svg:width="0.1358in" svg:height="0.1358in" draw:control="control25"/> klasser, konstruktorer och objektreferenser </text:p>
              </text:list-item>
              <text:list-item>
                <text:p text:style-name="P2"><text:bookmark text:name="group_1169418132_5"/><draw:control text:anchor-type="as-char" draw:z-index="25" draw:style-name="gr1" draw:text-style-name="P10" svg:width="0.1358in" svg:height="0.1358in" draw:control="control26"/> att dela upp problem i delproblem; att skapa och använda abstraktioner, tex funktioner </text:p>
              </text:list-item>
            </text:list>
            <text:p text:style-name="P2">Vilket programspråk har du använt mest? </text:p>
            <text:list text:continue-numbering="true">
              <text:list-item>
                <text:p text:style-name="P2"><text:bookmark text:name="group_2070501335_1"/><draw:control text:anchor-type="as-char" draw:z-index="26" draw:style-name="gr1" draw:text-style-name="P10" svg:width="0.1358in" svg:height="0.1358in" draw:control="control27"/> Java </text:p>
              </text:list-item>
              <text:list-item>
                <text:p text:style-name="P2"><text:bookmark text:name="group_2070501335_2"/><draw:control text:anchor-type="as-char" draw:z-index="27" draw:style-name="gr1" draw:text-style-name="P10" svg:width="0.1358in" svg:height="0.1358in" draw:control="control28"/> C </text:p>
              </text:list-item>
              <text:list-item>
                <text:p text:style-name="P2"><text:bookmark text:name="group_2070501335_3"/><draw:control text:anchor-type="as-char" draw:z-index="28" draw:style-name="gr1" draw:text-style-name="P10" svg:width="0.1358in" svg:height="0.1358in" draw:control="control29"/> C++ </text:p>
              </text:list-item>
              <text:list-item>
                <text:p text:style-name="P2"><text:bookmark text:name="group_2070501335_4"/><draw:control text:anchor-type="as-char" draw:z-index="29" draw:style-name="gr1" draw:text-style-name="P10" svg:width="0.1358in" svg:height="0.1358in" draw:control="control30"/> C# </text:p>
              </text:list-item>
              <text:list-item>
                <text:p text:style-name="P2"><text:bookmark text:name="group_2070501335_5"/><draw:control text:anchor-type="as-char" draw:z-index="30" draw:style-name="gr1" draw:text-style-name="P10" svg:width="0.1358in" svg:height="0.1358in" draw:control="control31"/> Python </text:p>
              </text:list-item>
              <text:list-item>
                <text:p text:style-name="P2"><text:bookmark text:name="group_2070501335_6"/><draw:control text:anchor-type="as-char" draw:z-index="31" draw:style-name="gr1" draw:text-style-name="P10" svg:width="0.1358in" svg:height="0.1358in" draw:control="control32"/> Objective-C </text:p>
              </text:list-item>
              <text:list-item>
                <text:p text:style-name="P2"><text:bookmark text:name="group_2070501335_7"/><draw:control text:anchor-type="as-char" draw:z-index="32" draw:style-name="gr1" draw:text-style-name="P10" svg:width="0.1358in" svg:height="0.1358in" draw:control="control33"/> PHP </text:p>
              </text:list-item>
              <text:list-item>
                <text:p text:style-name="P2"><text:bookmark text:name="group_2070501335_8"/><draw:control text:anchor-type="as-char" draw:z-index="33" draw:style-name="gr1" draw:text-style-name="P10" svg:width="0.1358in" svg:height="0.1358in" draw:control="control34"/> Visual Basic .NET </text:p>
              </text:list-item>
              <text:list-item>
                <text:p text:style-name="P2"><text:bookmark text:name="group_2070501335_9"/><draw:control text:anchor-type="as-char" draw:z-index="34" draw:style-name="gr1" draw:text-style-name="P10" svg:width="0.1358in" svg:height="0.1358in" draw:control="control35"/> JavaScript </text:p>
              </text:list-item>
            </text:list>
          </text:list-header>
        </text:list>
        <text:list xml:id="list5914614825378779486" text:style-name="L2">
          <text:list-item>
            <text:list>
              <text:list-item>
                <text:p text:style-name="P4"><draw:control text:anchor-type="as-char" draw:z-index="37" draw:style-name="gr1" draw:text-style-name="P10" svg:width="0.1358in" svg:height="0.1358in" draw:control="control38"/> <text:span text:style-name="T4">Scala</text:span></text:p>
              </text:list-item>
            </text:list>
          </text:list-item>
        </text:list>
        <text:list xml:id="list144727292250359" text:continue-list="list6444089495264733047" text:style-name="L1">
          <text:list-item>
            <text:list>
              <text:list-item>
                <text:p text:style-name="P2"><text:bookmark text:name="group_2070501335_10"/><draw:control text:anchor-type="as-char" draw:z-index="35" draw:style-name="gr1" draw:text-style-name="P10" svg:width="0.1358in" svg:height="0.1358in" draw:control="control36"/> Other: <text:bookmark text:name="entry_2070501335_other_option_response"/><draw:control text:anchor-type="as-char" draw:z-index="36" draw:style-name="gr1" draw:text-style-name="P9" svg:width="1.5421in" svg:height="0.2713in" draw:control="control37"/> 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 style:writing-mode="lr-tb"/>
      <style:text-properties fo:font-size="11pt" fo:language="sv" fo:country="SE" officeooo:rsid="0008d33a" officeooo:paragraph-rsid="0008d33a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Senast ändrad: <text:date style:data-style-name="N84" text:date-value="2016-07-06T14:30:07.837440934" text:fixed="true">2016-07-06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4:21:59.824990037</meta:creation-date>
    <dc:date>2016-07-06T14:47:26.132144284</dc:date>
    <meta:editing-duration>PT14M1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56" meta:word-count="262" meta:character-count="1506" meta:non-whitespace-character-count="1254"/>
  </office:meta>
</office:document-meta>
</file>